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officeooo:rsid="0016236e" officeooo:paragraph-rsid="0016236e"/>
    </style:style>
    <style:style style:name="P2" style:family="paragraph" style:parent-style-name="Text_20_body">
      <style:text-properties officeooo:rsid="001a82a3" officeooo:paragraph-rsid="001a82a3"/>
    </style:style>
    <style:style style:name="P3" style:family="paragraph" style:parent-style-name="Text_20_body" style:list-style-name="L1">
      <style:text-properties fo:font-weight="bold" officeooo:rsid="001c93c7" officeooo:paragraph-rsid="001c93c7" style:font-weight-asian="bold" style:font-weight-complex="bold"/>
    </style:style>
    <style:style style:name="P4" style:family="paragraph" style:parent-style-name="Text_20_body" style:list-style-name="L2">
      <style:text-properties fo:font-weight="bold" officeooo:rsid="001f4caa" officeooo:paragraph-rsid="001f4caa" style:font-weight-asian="bold" style:font-weight-complex="bold"/>
    </style:style>
    <style:style style:name="P5" style:family="paragraph" style:parent-style-name="Text_20_body" style:list-style-name="L2">
      <style:text-properties fo:font-weight="bold" officeooo:rsid="00227761" officeooo:paragraph-rsid="00227761" style:font-weight-asian="bold" style:font-weight-complex="bold"/>
    </style:style>
    <style:style style:name="P6" style:family="paragraph" style:parent-style-name="Text_20_body" style:list-style-name="L2">
      <style:text-properties fo:font-weight="bold" officeooo:rsid="0025378b" officeooo:paragraph-rsid="0025378b" style:font-weight-asian="bold" style:font-weight-complex="bold"/>
    </style:style>
    <style:style style:name="P7" style:family="paragraph" style:parent-style-name="Text_20_body" style:list-style-name="L2">
      <style:text-properties fo:font-weight="bold" officeooo:rsid="00260371" officeooo:paragraph-rsid="00260371" style:font-weight-asian="bold" style:font-weight-complex="bold"/>
    </style:style>
    <style:style style:name="P8" style:family="paragraph" style:parent-style-name="Text_20_body">
      <style:text-properties officeooo:rsid="001e04a6" officeooo:paragraph-rsid="001e04a6"/>
    </style:style>
    <style:style style:name="P9" style:family="paragraph" style:parent-style-name="Heading_20_1">
      <style:text-properties fo:font-style="normal" style:text-underline-style="solid" style:text-underline-width="auto" style:text-underline-color="font-color" officeooo:rsid="0016236e" officeooo:paragraph-rsid="0016236e" style:font-style-asian="normal" style:font-style-complex="normal"/>
    </style:style>
    <style:style style:name="P10" style:family="paragraph" style:parent-style-name="Header">
      <style:text-properties officeooo:rsid="001e04a6" officeooo:paragraph-rsid="001e04a6"/>
    </style:style>
    <style:style style:name="P11" style:family="paragraph" style:parent-style-name="Heading_20_5">
      <style:text-properties officeooo:rsid="001a82a3" officeooo:paragraph-rsid="001a82a3"/>
    </style:style>
    <style:style style:name="P12" style:family="paragraph" style:parent-style-name="Heading_20_5">
      <style:text-properties officeooo:rsid="001e04a6" officeooo:paragraph-rsid="001e04a6"/>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16f75e" style:font-style-asian="normal" style:font-weight-asian="bold" style:font-style-complex="normal" style:font-weight-complex="bold"/>
    </style:style>
    <style:style style:name="T4" style:family="text">
      <style:text-properties fo:font-style="normal" fo:font-weight="normal" officeooo:rsid="0016f75e"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21074f" style:font-weight-asian="normal" style:font-weight-complex="normal"/>
    </style:style>
    <style:style style:name="T7" style:family="text">
      <style:text-properties fo:font-weight="normal" officeooo:rsid="00227761" style:font-weight-asian="normal" style:font-weight-complex="normal"/>
    </style:style>
    <style:style style:name="T8" style:family="text">
      <style:text-properties fo:font-weight="normal" officeooo:rsid="0023a0ff" style:font-weight-asian="normal" style:font-weight-complex="normal"/>
    </style:style>
    <style:style style:name="T9" style:family="text">
      <style:text-properties fo:font-weight="normal" officeooo:rsid="0025378b" style:font-weight-asian="normal" style:font-weight-complex="normal"/>
    </style:style>
    <style:style style:name="T10" style:family="text">
      <style:text-properties fo:font-weight="normal" officeooo:rsid="00258dc3" style:font-weight-asian="normal" style:font-weight-complex="normal"/>
    </style:style>
    <style:style style:name="T11" style:family="text">
      <style:text-properties fo:font-weight="normal" officeooo:rsid="00260371" style:font-weight-asian="normal" style:font-weight-complex="normal"/>
    </style:style>
    <style:style style:name="T12" style:family="text">
      <style:text-properties fo:font-weight="normal" officeooo:rsid="00265eb7" style:font-weight-asian="normal" style:font-weight-complex="normal"/>
    </style:style>
    <style:style style:name="T13" style:family="text">
      <style:text-properties fo:font-weight="normal" officeooo:rsid="00278b66" style:font-weight-asian="normal" style:font-weight-complex="normal"/>
    </style:style>
    <style:style style:name="T14" style:family="text">
      <style:text-properties fo:font-weight="normal" officeooo:rsid="00296774" style:font-weight-asian="normal" style:font-weight-complex="normal"/>
    </style:style>
    <style:style style:name="T15" style:family="text">
      <style:text-properties officeooo:rsid="001a83fa"/>
    </style:style>
    <style:style style:name="T16" style:family="text">
      <style:text-properties officeooo:rsid="001f4c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ction #5: Project Managment </text:h>
      <text:p text:style-name="P1"><text:span text:style-name="T1">This section is split into two sections: </text:span><text:span text:style-name="T2">Team </text:span><text:span text:style-name="T3">Organization </text:span><text:span text:style-name="T4"><text:s/>and </text:span><text:span text:style-name="T3">Risk Management.</text:span><text:span text:style-name="T4"> The team organization section descibes how the team is organized as well as each specific roles from all team members. The risk managemebt section describes forseable problems that could occur durring the development and testing phase of this project. The topics covered range from illness to slacking team members. </text:span></text:p>
      <text:h text:style-name="P11" text:outline-level="5">Team Organization</text:h>
      <text:p text:style-name="P2">The primary methods of comunication for the durration of the project will be face to face meeting as well as using Google Hangout for text based comunication. If face to face meetings are not feasable due to scheduling conflicts the team will try and arrange video conference call on Google Hangout. <text:span text:style-name="T15">All none code related documentation is to be done using LibreOffice Writer in order to keep a set standard for all team members. As this is a school project and is used as a learning tool for all team member we understand that we are all designers, programmers, leaders and documentation gurus. With that being said the group is still structured with each memeber having a specific role. These roles are a guidline and will help the team know who to approch with specific issues concerning the different aspects of the project. The specific roles are as follows:</text:span></text:p>
      <text:list xml:id="list2311711250764645619" text:style-name="L1">
        <text:list-item>
          <text:p text:style-name="P3">Team Lead: <text:span text:style-name="T5">Nathan Tipper</text:span></text:p>
        </text:list-item>
        <text:list-item>
          <text:p text:style-name="P3">Design Lead: <text:span text:style-name="T5">Vincent Cote</text:span></text:p>
        </text:list-item>
        <text:list-item>
          <text:p text:style-name="P3">Quality Assurance Lead: <text:span text:style-name="T5">Jace Riehl</text:span></text:p>
        </text:list-item>
        <text:list-item>
          <text:p text:style-name="P3">Documentation Lead: <text:span text:style-name="T5">Michel Martel</text:span></text:p>
        </text:list-item>
      </text:list>
      <text:h text:style-name="P12" text:outline-level="5">Risk Management</text:h>
      <text:p text:style-name="P8">As with any project, uncertanty is always present and can create chaos if not prepared. The team has come up with a few different problems that could occur on a this project as well as some solution on how to deal with said problems if they occur. <text:span text:style-name="T16">Being aware that any of these scenarios could occur at any phase durring the project is a good method to help prevent and/or handle these issues. The most important issues discuss are as follows:</text:span></text:p>
      <text:list xml:id="list7413028059758649386" text:style-name="L2">
        <text:list-item>
          <text:p text:style-name="P4">Unforseen Major Life Event. <text:span text:style-name="T6">This includes, but not limited to, death in the family, major illness rendering the team member unable to work for extended period of time, </text:span><text:span text:style-name="T7">unforseen financial setback (loos of house, claming bankrupcy). As this is the most extreme case and (hopefully) the least likely, we have agreed as a group on what to do in these events. If a team member undergoes one of these unfortunate situations, the remaining team members will take </text:span><text:soft-page-break/><text:span text:style-name="T7">on the responsibilities and devide them equally between each other until the team member is ready to come back. </text:span></text:p>
        </text:list-item>
        <text:list-item>
          <text:p text:style-name="P5">Loss of Team Member. <text:span text:style-name="T5">The loss of a team member could be due to the events listed above or simply by having a team member drop the class. </text:span><text:span text:style-name="T8">In any case, we feel we have a strong enough team to devide the work into three and still meet all the deliverables and deadlines. </text:span><text:span text:style-name="T9">If two are more team members leave the group a meeting with Dr. Anvik will be arranged to discuss options.</text:span></text:p>
        </text:list-item>
        <text:list-item>
          <text:p text:style-name="P6">Unproductive Team Member. <text:span text:style-name="T10">An unproductive team member does not always mean such individual is lazy (althoug sometimes it is the case). We value a productive, healthy and open team manegment style, this means the team members support eachother in all aspects inside and outside of the project.</text:span><text:span text:style-name="T11"> We incourage eachother at all milstones no matter how small or large, this can lead to higher productivity through positive encouregment. If these prevention methods do not help and a team member is still being unproductive a meeting between all team members is to be called to discuss the issue. </text:span></text:p>
        </text:list-item>
        <text:list-item>
          <text:p text:style-name="P7">Inexperienced Team Member. <text:span text:style-name="T12">It is understandable that sometimes egos can get in the way and lead to a team member taking on more than he/she can handle. </text:span><text:span text:style-name="T13">Based on the teams values listed above, the group will gain a good unserstanding of each team members strength and weaknesses. The idea is to help eachother guide us into tasks at which we are best at. If a team member falls behind due to a lack of experience, the other team members will intervene in order to help the one who is falling behind. </text:span><text:span text:style-name="T14">If needed tasks may be reassigned to</text:span><text:span text:style-name="T12"> </text:span><text:span text:style-name="T14">better suite the team members strength.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04a6" officeooo:paragraph-rsid="001e04a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Concil of Jerry’s Design Documentation</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0:02:50.262418675</meta:creation-date>
    <dc:date>2017-02-02T21:33:10.319092928</dc:date>
    <meta:editing-duration>PT1H20M3S</meta:editing-duration>
    <meta:editing-cycles>16</meta:editing-cycles>
    <meta:generator>LibreOffice/5.1.4.2$Linux_X86_64 LibreOffice_project/10m0$Build-2</meta:generator>
    <meta:document-statistic meta:table-count="0" meta:image-count="0" meta:object-count="0" meta:page-count="2" meta:paragraph-count="16" meta:word-count="702" meta:character-count="4040" meta:non-whitespace-character-count="3356"/>
  </office:meta>
</office:document-meta>
</file>